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1.76pt solid #000000" fo:border-left="none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00">
      <style:table-cell-properties fo:border-bottom="1.76pt solid #000000" fo:border-left="none" fo:border-right="none" fo:border-top="none"/>
    </style:style>
    <style:style style:name="ce7" style:family="table-cell" style:parent-style-name="Default"/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1.76pt solid #000000" fo:border-left="none" fo:border-right="none" fo:border-top="none"/>
    </style:style>
    <style:style style:name="ce10" style:family="table-cell" style:parent-style-name="Default"/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2">
      <style:table-cell-properties fo:border-bottom="1.76pt solid #000000" fo:border-left="none" fo:border-right="none" fo:border-top="none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7" style:family="table-cell" style:parent-style-name="Default"/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1.76pt solid #000000" fo:border-left="none" fo:border-right="none" fo:border-top="none"/>
    </style:style>
    <style:style style:name="ce20" style:family="table-cell" style:parent-style-name="Default"/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/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1.76pt solid #000000" fo:border-left="none" fo:border-right="none" fo:border-top="none"/>
    </style:style>
    <style:style style:name="ce25" style:family="table-cell" style:parent-style-name="Default"/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9" style:family="table-cell" style:parent-style-name="Default" style:data-style-name="N2">
      <style:table-cell-properties fo:border-bottom="1.76pt solid #000000" fo:border-left="none" fo:border-right="none" fo:border-top="none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2">
      <style:table-cell-properties fo:border-bottom="1.76pt solid #000000" fo:border-left="none" fo:border-right="none" fo:border-top="none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ssemblies_stats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12"/>
        <table:table-column table:style-name="co8" table:default-cell-style-name="ce17"/>
        <table:table-column table:style-name="co3" table:default-cell-style-name="ce22"/>
        <table:table-column table:style-name="co9" table:default-cell-style-name="ce27"/>
        <table:table-column table:style-name="co10" table:default-cell-style-name="ce32"/>
        <table:table-column table:style-name="co11" table:default-cell-style-name="ce32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Illumina coverage</text:p>
          </table:table-cell>
          <table:table-cell table:style-name="ce1" office:value-type="string" calcext:value-type="string">
            <text:p>PacBio coverage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Total length</text:p>
          </table:table-cell>
          <table:table-cell table:style-name="ce1" office:value-type="string" calcext:value-type="string">
            <text:p>Misassembled length</text:p>
          </table:table-cell>
          <table:table-cell table:style-name="ce1" office:value-type="string" calcext:value-type="string">
            <text:p>%Misassembled contigs</text:p>
          </table:table-cell>
          <table:table-cell table:style-name="ce1" office:value-type="string" calcext:value-type="string">
            <text:p>Largest contig</text:p>
          </table:table-cell>
          <table:table-cell table:style-name="ce1" office:value-type="string" calcext:value-type="string">
            <text:p>N50</text:p>
          </table:table-cell>
          <table:table-cell table:style-name="ce1" office:value-type="string" calcext:value-type="string">
            <text:p>%Plasmids coverage</text:p>
          </table:table-cell>
          <table:table-cell table:style-name="ce1" office:value-type="string" calcext:value-type="string">
            <text:p>%Plasmids complete (length)</text:p>
          </table:table-cell>
          <table:table-cell table:style-name="ce1" office:value-type="string" calcext:value-type="string">
            <text:p>%Contaminated contigs</text:p>
          </table:table-cell>
          <table:table-cell table:style-name="ce1"/>
          <table:table-cell table:style-name="ce36"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7754069" calcext:value-type="float">
            <text:p>7754069</text:p>
          </table:table-cell>
          <table:table-cell office:value-type="float" office:value="550925" calcext:value-type="float">
            <text:p>550925</text:p>
          </table:table-cell>
          <table:table-cell table:formula="of:=[.F2]/[.E2]*100" office:value-type="float" office:value="7.10497933407608" calcext:value-type="float">
            <text:p>7,10</text:p>
          </table:table-cell>
          <table:table-cell office:value-type="float" office:value="20235" calcext:value-type="float">
            <text:p>20235</text:p>
          </table:table-cell>
          <table:table-cell office:value-type="float" office:value="1440" calcext:value-type="float">
            <text:p>1440</text:p>
          </table:table-cell>
          <table:table-cell office:value-type="float" office:value="7.223978" calcext:value-type="float">
            <text:p>7,22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9180006" calcext:value-type="float">
            <text:p>9180006</text:p>
          </table:table-cell>
          <table:table-cell office:value-type="float" office:value="445534" calcext:value-type="float">
            <text:p>445534</text:p>
          </table:table-cell>
          <table:table-cell table:formula="of:=[.F3]/[.E3]*100" office:value-type="float" office:value="4.85330837474398" calcext:value-type="float">
            <text:p>4,85</text:p>
          </table:table-cell>
          <table:table-cell office:value-type="float" office:value="64558" calcext:value-type="float">
            <text:p>64558</text:p>
          </table:table-cell>
          <table:table-cell office:value-type="float" office:value="1364" calcext:value-type="float">
            <text:p>1364</text:p>
          </table:table-cell>
          <table:table-cell office:value-type="float" office:value="7.794279" calcext:value-type="float">
            <text:p>7,79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des</text:p>
          </table:table-cell>
          <table:table-cell table:style-name="ce2" office:value-type="string" calcext:value-type="string">
            <text:p>1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13834635" calcext:value-type="float">
            <text:p>13834635</text:p>
          </table:table-cell>
          <table:table-cell table:style-name="ce8" office:value-type="float" office:value="4794871" calcext:value-type="float">
            <text:p>4794871</text:p>
          </table:table-cell>
          <table:table-cell table:style-name="ce13" table:formula="of:=[.F4]/[.E4]*100" office:value-type="float" office:value="34.6584568367723" calcext:value-type="float">
            <text:p>34,66</text:p>
          </table:table-cell>
          <table:table-cell table:style-name="ce18" office:value-type="float" office:value="93999" calcext:value-type="float">
            <text:p>93999</text:p>
          </table:table-cell>
          <table:table-cell table:style-name="ce23" office:value-type="float" office:value="1426" calcext:value-type="float">
            <text:p>1426</text:p>
          </table:table-cell>
          <table:table-cell table:style-name="ce28" office:value-type="float" office:value="7.239091" calcext:value-type="float">
            <text:p>7,24</text:p>
          </table:table-cell>
          <table:table-cell table:style-name="ce33" office:value-type="float" office:value="0.520898269022975" calcext:value-type="float">
            <text:p>0,5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45354852" calcext:value-type="float">
            <text:p>45354852</text:p>
          </table:table-cell>
          <table:table-cell office:value-type="float" office:value="1723221" calcext:value-type="float">
            <text:p>1723221</text:p>
          </table:table-cell>
          <table:table-cell table:formula="of:=[.F5]/[.E5]*100" office:value-type="float" office:value="3.79941929917443" calcext:value-type="float">
            <text:p>3,80</text:p>
          </table:table-cell>
          <table:table-cell office:value-type="float" office:value="36881" calcext:value-type="float">
            <text:p>36881</text:p>
          </table:table-cell>
          <table:table-cell office:value-type="float" office:value="1540" calcext:value-type="float">
            <text:p>1540</text:p>
          </table:table-cell>
          <table:table-cell office:value-type="float" office:value="24.99208" calcext:value-type="float">
            <text:p>24,99</text:p>
          </table:table-cell>
          <table:table-cell office:value-type="float" office:value="0.0259341932842996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55243004" calcext:value-type="float">
            <text:p>55243004</text:p>
          </table:table-cell>
          <table:table-cell office:value-type="float" office:value="1624307" calcext:value-type="float">
            <text:p>1624307</text:p>
          </table:table-cell>
          <table:table-cell table:formula="of:=[.F6]/[.E6]*100" office:value-type="float" office:value="2.94029448507181" calcext:value-type="float">
            <text:p>2,94</text:p>
          </table:table-cell>
          <table:table-cell office:value-type="float" office:value="47689" calcext:value-type="float">
            <text:p>47689</text:p>
          </table:table-cell>
          <table:table-cell office:value-type="float" office:value="1522" calcext:value-type="float">
            <text:p>1522</text:p>
          </table:table-cell>
          <table:table-cell office:value-type="float" office:value="28.43313" calcext:value-type="float">
            <text:p>28,43</text:p>
          </table:table-cell>
          <table:table-cell office:value-type="float" office:value="0.0197362709008936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des</text:p>
          </table:table-cell>
          <table:table-cell table:style-name="ce2" office:value-type="string" calcext:value-type="string">
            <text:p>2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64391949" calcext:value-type="float">
            <text:p>64391949</text:p>
          </table:table-cell>
          <table:table-cell table:style-name="ce8" office:value-type="float" office:value="17593195" calcext:value-type="float">
            <text:p>17593195</text:p>
          </table:table-cell>
          <table:table-cell table:style-name="ce13" table:formula="of:=[.F7]/[.E7]*100" office:value-type="float" office:value="27.3220414558348" calcext:value-type="float">
            <text:p>27,32</text:p>
          </table:table-cell>
          <table:table-cell table:style-name="ce18" office:value-type="float" office:value="63759" calcext:value-type="float">
            <text:p>63759</text:p>
          </table:table-cell>
          <table:table-cell table:style-name="ce23" office:value-type="float" office:value="1590" calcext:value-type="float">
            <text:p>1590</text:p>
          </table:table-cell>
          <table:table-cell table:style-name="ce28" office:value-type="float" office:value="23.82124" calcext:value-type="float">
            <text:p>23,82</text:p>
          </table:table-cell>
          <table:table-cell table:style-name="ce33" office:value-type="float" office:value="0.0197426894612907" calcext:value-type="float">
            <text:p>0,0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184331120" calcext:value-type="float">
            <text:p>184331120</text:p>
          </table:table-cell>
          <table:table-cell office:value-type="float" office:value="2068908" calcext:value-type="float">
            <text:p>2068908</text:p>
          </table:table-cell>
          <table:table-cell table:formula="of:=[.F8]/[.E8]*100" office:value-type="float" office:value="1.12238671364879" calcext:value-type="float">
            <text:p>1,12</text:p>
          </table:table-cell>
          <table:table-cell office:value-type="float" office:value="184557" calcext:value-type="float">
            <text:p>184557</text:p>
          </table:table-cell>
          <table:table-cell office:value-type="float" office:value="4075" calcext:value-type="float">
            <text:p>4075</text:p>
          </table:table-cell>
          <table:table-cell office:value-type="float" office:value="80.9683" calcext:value-type="float">
            <text:p>80,97</text:p>
          </table:table-cell>
          <table:table-cell office:value-type="float" office:value="0.57154191403581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189634492" calcext:value-type="float">
            <text:p>189634492</text:p>
          </table:table-cell>
          <table:table-cell office:value-type="float" office:value="4169961" calcext:value-type="float">
            <text:p>4169961</text:p>
          </table:table-cell>
          <table:table-cell table:formula="of:=[.F9]/[.E9]*100" office:value-type="float" office:value="2.19894648701355" calcext:value-type="float">
            <text:p>2,20</text:p>
          </table:table-cell>
          <table:table-cell office:value-type="float" office:value="184228" calcext:value-type="float">
            <text:p>184228</text:p>
          </table:table-cell>
          <table:table-cell office:value-type="float" office:value="4823" calcext:value-type="float">
            <text:p>4823</text:p>
          </table:table-cell>
          <table:table-cell office:value-type="float" office:value="81.69145" calcext:value-type="float">
            <text:p>81,69</text:p>
          </table:table-cell>
          <table:table-cell office:value-type="float" office:value="0.709055157782436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des</text:p>
          </table:table-cell>
          <table:table-cell table:style-name="ce2" office:value-type="string" calcext:value-type="string">
            <text:p>5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194159420" calcext:value-type="float">
            <text:p>194159420</text:p>
          </table:table-cell>
          <table:table-cell table:style-name="ce8" office:value-type="float" office:value="8605658" calcext:value-type="float">
            <text:p>8605658</text:p>
          </table:table-cell>
          <table:table-cell table:style-name="ce13" table:formula="of:=[.F10]/[.E10]*100" office:value-type="float" office:value="4.43226396123351" calcext:value-type="float">
            <text:p>4,43</text:p>
          </table:table-cell>
          <table:table-cell table:style-name="ce18" office:value-type="float" office:value="184789" calcext:value-type="float">
            <text:p>184789</text:p>
          </table:table-cell>
          <table:table-cell table:style-name="ce23" office:value-type="float" office:value="4899" calcext:value-type="float">
            <text:p>4899</text:p>
          </table:table-cell>
          <table:table-cell table:style-name="ce28" office:value-type="float" office:value="81.06064" calcext:value-type="float">
            <text:p>81,06</text:p>
          </table:table-cell>
          <table:table-cell table:style-name="ce33" office:value-type="float" office:value="0.636822283714081" calcext:value-type="float">
            <text:p>0,64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204907565" calcext:value-type="float">
            <text:p>204907565</text:p>
          </table:table-cell>
          <table:table-cell office:value-type="float" office:value="1672279" calcext:value-type="float">
            <text:p>1672279</text:p>
          </table:table-cell>
          <table:table-cell table:formula="of:=[.F11]/[.E11]*100" office:value-type="float" office:value="0.816113841380136" calcext:value-type="float">
            <text:p>0,82</text:p>
          </table:table-cell>
          <table:table-cell office:value-type="float" office:value="369321" calcext:value-type="float">
            <text:p>369321</text:p>
          </table:table-cell>
          <table:table-cell office:value-type="float" office:value="35107" calcext:value-type="float">
            <text:p>35107</text:p>
          </table:table-cell>
          <table:table-cell office:value-type="float" office:value="89.32368" calcext:value-type="float">
            <text:p>89,32</text:p>
          </table:table-cell>
          <table:table-cell office:value-type="float" office:value="4.06455457491497" calcext:value-type="float">
            <text:p>4,06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206878234" calcext:value-type="float">
            <text:p>206878234</text:p>
          </table:table-cell>
          <table:table-cell office:value-type="float" office:value="7172134" calcext:value-type="float">
            <text:p>7172134</text:p>
          </table:table-cell>
          <table:table-cell table:formula="of:=[.F12]/[.E12]*100" office:value-type="float" office:value="3.46683837217984" calcext:value-type="float">
            <text:p>3,47</text:p>
          </table:table-cell>
          <table:table-cell office:value-type="float" office:value="423338" calcext:value-type="float">
            <text:p>423338</text:p>
          </table:table-cell>
          <table:table-cell office:value-type="float" office:value="48043" calcext:value-type="float">
            <text:p>48043</text:p>
          </table:table-cell>
          <table:table-cell office:value-type="float" office:value="87.98264" calcext:value-type="float">
            <text:p>87,98</text:p>
          </table:table-cell>
          <table:table-cell office:value-type="float" office:value="6.06606669948931" calcext:value-type="float">
            <text:p>6,07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des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209308318" calcext:value-type="float">
            <text:p>209308318</text:p>
          </table:table-cell>
          <table:table-cell table:style-name="ce8" office:value-type="float" office:value="9352071" calcext:value-type="float">
            <text:p>9352071</text:p>
          </table:table-cell>
          <table:table-cell table:style-name="ce13" table:formula="of:=[.F13]/[.E13]*100" office:value-type="float" office:value="4.46808377677566" calcext:value-type="float">
            <text:p>4,47</text:p>
          </table:table-cell>
          <table:table-cell table:style-name="ce18" office:value-type="float" office:value="482749" calcext:value-type="float">
            <text:p>482749</text:p>
          </table:table-cell>
          <table:table-cell table:style-name="ce23" office:value-type="float" office:value="48638" calcext:value-type="float">
            <text:p>48638</text:p>
          </table:table-cell>
          <table:table-cell table:style-name="ce28" office:value-type="float" office:value="87.70948" calcext:value-type="float">
            <text:p>87,71</text:p>
          </table:table-cell>
          <table:table-cell table:style-name="ce33" office:value-type="float" office:value="6.6932382764864" calcext:value-type="float">
            <text:p>6,69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2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205727370" calcext:value-type="float">
            <text:p>205727370</text:p>
          </table:table-cell>
          <table:table-cell office:value-type="float" office:value="1970120" calcext:value-type="float">
            <text:p>1970120</text:p>
          </table:table-cell>
          <table:table-cell table:formula="of:=[.F14]/[.E14]*100" office:value-type="float" office:value="0.957636312562592" calcext:value-type="float">
            <text:p>0,96</text:p>
          </table:table-cell>
          <table:table-cell office:value-type="float" office:value="708657" calcext:value-type="float">
            <text:p>708657</text:p>
          </table:table-cell>
          <table:table-cell office:value-type="float" office:value="50875" calcext:value-type="float">
            <text:p>50875</text:p>
          </table:table-cell>
          <table:table-cell office:value-type="float" office:value="89.48668" calcext:value-type="float">
            <text:p>89,49</text:p>
          </table:table-cell>
          <table:table-cell office:value-type="float" office:value="9.28897269941957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2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float" office:value="209576906" calcext:value-type="float">
            <text:p>209576906</text:p>
          </table:table-cell>
          <table:table-cell office:value-type="float" office:value="10149466" calcext:value-type="float">
            <text:p>10149466</text:p>
          </table:table-cell>
          <table:table-cell table:formula="of:=[.F15]/[.E15]*100" office:value-type="float" office:value="4.84283607087892" calcext:value-type="float">
            <text:p>4,84</text:p>
          </table:table-cell>
          <table:table-cell office:value-type="float" office:value="1770377" calcext:value-type="float">
            <text:p>1770377</text:p>
          </table:table-cell>
          <table:table-cell office:value-type="float" office:value="82150" calcext:value-type="float">
            <text:p>82150</text:p>
          </table:table-cell>
          <table:table-cell office:value-type="float" office:value="87.57061" calcext:value-type="float">
            <text:p>87,57</text:p>
          </table:table-cell>
          <table:table-cell office:value-type="float" office:value="18.0340293699123" calcext:value-type="float">
            <text:p>18,03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pades</text:p>
          </table:table-cell>
          <table:table-cell table:style-name="ce3" office:value-type="string" calcext:value-type="string">
            <text:p>20X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0%</text:p>
          </table:table-cell>
          <table:table-cell table:style-name="ce3" office:value-type="float" office:value="210291727" calcext:value-type="float">
            <text:p>210291727</text:p>
          </table:table-cell>
          <table:table-cell table:style-name="ce9" office:value-type="float" office:value="8542764" calcext:value-type="float">
            <text:p>8542764</text:p>
          </table:table-cell>
          <table:table-cell table:style-name="ce14" table:formula="of:=[.F16]/[.E16]*100" office:value-type="float" office:value="4.06233955175992" calcext:value-type="float">
            <text:p>4,06</text:p>
          </table:table-cell>
          <table:table-cell table:style-name="ce19" office:value-type="float" office:value="1770377" calcext:value-type="float">
            <text:p>1770377</text:p>
          </table:table-cell>
          <table:table-cell table:style-name="ce24" office:value-type="float" office:value="75082" calcext:value-type="float">
            <text:p>75082</text:p>
          </table:table-cell>
          <table:table-cell table:style-name="ce29" office:value-type="float" office:value="88.40198" calcext:value-type="float">
            <text:p>88,40</text:p>
          </table:table-cell>
          <table:table-cell table:style-name="ce34" office:value-type="float" office:value="17.8292319621634" calcext:value-type="float">
            <text:p>17,83</text:p>
          </table:table-cell>
          <table:table-cell table:style-name="ce34" office:value-type="float" office:value="0" calcext:value-type="float">
            <text:p>0,00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0.5X</text:p>
          </table:table-cell>
          <table:table-cell office:value-type="string" calcext:value-type="string">
            <text:p>0%</text:p>
          </table:table-cell>
          <table:table-cell office:value-type="float" office:value="209730275" calcext:value-type="float">
            <text:p>209730275</text:p>
          </table:table-cell>
          <table:table-cell table:style-name="ce10" office:value-type="float" office:value="10282930" calcext:value-type="float">
            <text:p>10282930</text:p>
          </table:table-cell>
          <table:table-cell table:style-name="ce15" table:formula="of:=[.F17]/[.E17]*100" office:value-type="float" office:value="4.9029306808471" calcext:value-type="float">
            <text:p>4,90</text:p>
          </table:table-cell>
          <table:table-cell table:style-name="ce20" office:value-type="float" office:value="536288" calcext:value-type="float">
            <text:p>536288</text:p>
          </table:table-cell>
          <table:table-cell table:style-name="ce25" office:value-type="float" office:value="50331" calcext:value-type="float">
            <text:p>50331</text:p>
          </table:table-cell>
          <table:table-cell table:style-name="ce30" office:value-type="float" office:value="86.77081" calcext:value-type="float">
            <text:p>86,77</text:p>
          </table:table-cell>
          <table:table-cell office:value-type="float" office:value="7.02740818759828" calcext:value-type="float">
            <text:p>7,03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nicycler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0.5X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208934694" calcext:value-type="float">
            <text:p>208934694</text:p>
          </table:table-cell>
          <table:table-cell table:style-name="ce11" office:value-type="float" office:value="26100159" calcext:value-type="float">
            <text:p>26100159</text:p>
          </table:table-cell>
          <table:table-cell table:style-name="ce16" table:formula="of:=[.F18]/[.E18]*100" office:value-type="float" office:value="12.4920177210971" calcext:value-type="float">
            <text:p>12,49</text:p>
          </table:table-cell>
          <table:table-cell table:style-name="ce21" office:value-type="float" office:value="577073" calcext:value-type="float">
            <text:p>577073</text:p>
          </table:table-cell>
          <table:table-cell table:style-name="ce26" office:value-type="float" office:value="68225" calcext:value-type="float">
            <text:p>68225</text:p>
          </table:table-cell>
          <table:table-cell table:style-name="ce31" office:value-type="float" office:value="78.61915" calcext:value-type="float">
            <text:p>78,62</text:p>
          </table:table-cell>
          <table:table-cell table:style-name="ce33" office:value-type="float" office:value="8.98077990571464" calcext:value-type="float">
            <text:p>8,98</text:p>
          </table:table-cell>
          <table:table-cell table:style-name="ce33" office:value-type="float" office:value="0" calcext:value-type="float">
            <text:p>0,00</text:p>
          </table:table-cell>
          <table:table-cell table:style-name="ce35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%</text:p>
          </table:table-cell>
          <table:table-cell office:value-type="float" office:value="210377746" calcext:value-type="float">
            <text:p>210377746</text:p>
          </table:table-cell>
          <table:table-cell office:value-type="float" office:value="14367807" calcext:value-type="float">
            <text:p>14367807</text:p>
          </table:table-cell>
          <table:table-cell table:formula="of:=[.F19]/[.E19]*100" office:value-type="float" office:value="6.82952796727844" calcext:value-type="float">
            <text:p>6,83</text:p>
          </table:table-cell>
          <table:table-cell office:value-type="float" office:value="534238" calcext:value-type="float">
            <text:p>534238</text:p>
          </table:table-cell>
          <table:table-cell office:value-type="float" office:value="53853" calcext:value-type="float">
            <text:p>53853</text:p>
          </table:table-cell>
          <table:table-cell office:value-type="float" office:value="84.78997" calcext:value-type="float">
            <text:p>84,79</text:p>
          </table:table-cell>
          <table:table-cell office:value-type="float" office:value="8.12440554853898" calcext:value-type="float">
            <text:p>8,12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icycler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%</text:p>
          </table:table-cell>
          <table:table-cell office:value-type="float" office:value="209774996" calcext:value-type="float">
            <text:p>209774996</text:p>
          </table:table-cell>
          <table:table-cell office:value-type="float" office:value="30316910" calcext:value-type="float">
            <text:p>30316910</text:p>
          </table:table-cell>
          <table:table-cell table:formula="of:=[.F20]/[.E20]*100" office:value-type="float" office:value="14.4521084867522" calcext:value-type="float">
            <text:p>14,45</text:p>
          </table:table-cell>
          <table:table-cell office:value-type="float" office:value="752078" calcext:value-type="float">
            <text:p>752078</text:p>
          </table:table-cell>
          <table:table-cell office:value-type="float" office:value="82519" calcext:value-type="float">
            <text:p>82519</text:p>
          </table:table-cell>
          <table:table-cell office:value-type="float" office:value="77.184" calcext:value-type="float">
            <text:p>77,18</text:p>
          </table:table-cell>
          <table:table-cell office:value-type="float" office:value="12.0775282987207" calcext:value-type="float">
            <text:p>12,08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Cap3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%</text:p>
          </table:table-cell>
          <table:table-cell office:value-type="float" office:value="249465543" calcext:value-type="float">
            <text:p>249465543</text:p>
          </table:table-cell>
          <table:table-cell office:value-type="float" office:value="7866908" calcext:value-type="float">
            <text:p>7866908</text:p>
          </table:table-cell>
          <table:table-cell table:formula="of:=[.F21]/[.E21]*100" office:value-type="float" office:value="3.15350485096854" calcext:value-type="float">
            <text:p>3,15</text:p>
          </table:table-cell>
          <table:table-cell office:value-type="float" office:value="369321" calcext:value-type="float">
            <text:p>369321</text:p>
          </table:table-cell>
          <table:table-cell office:value-type="float" office:value="33227" calcext:value-type="float">
            <text:p>33227</text:p>
          </table:table-cell>
          <table:table-cell office:value-type="float" office:value="87.70302" calcext:value-type="float">
            <text:p>87,70</text:p>
          </table:table-cell>
          <table:table-cell office:value-type="float" office:value="4.60873216017802" calcext:value-type="float">
            <text:p>4,61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Cap3Stringen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%</text:p>
          </table:table-cell>
          <table:table-cell office:value-type="float" office:value="250142133" calcext:value-type="float">
            <text:p>250142133</text:p>
          </table:table-cell>
          <table:table-cell office:value-type="float" office:value="6016698" calcext:value-type="float">
            <text:p>6016698</text:p>
          </table:table-cell>
          <table:table-cell table:formula="of:=[.F22]/[.E22]*100" office:value-type="float" office:value="2.40531170332668" calcext:value-type="float">
            <text:p>2,41</text:p>
          </table:table-cell>
          <table:table-cell office:value-type="float" office:value="369321" calcext:value-type="float">
            <text:p>369321</text:p>
          </table:table-cell>
          <table:table-cell office:value-type="float" office:value="32832" calcext:value-type="float">
            <text:p>32832</text:p>
          </table:table-cell>
          <table:table-cell office:value-type="float" office:value="88.89444" calcext:value-type="float">
            <text:p>88,89</text:p>
          </table:table-cell>
          <table:table-cell office:value-type="float" office:value="4.59459728670363" calcext:value-type="float">
            <text:p>4,59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Cap3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%</text:p>
          </table:table-cell>
          <table:table-cell office:value-type="float" office:value="256083981" calcext:value-type="float">
            <text:p>256083981</text:p>
          </table:table-cell>
          <table:table-cell office:value-type="float" office:value="13965873" calcext:value-type="float">
            <text:p>13965873</text:p>
          </table:table-cell>
          <table:table-cell table:formula="of:=[.F23]/[.E23]*100" office:value-type="float" office:value="5.4536300730189" calcext:value-type="float">
            <text:p>5,45</text:p>
          </table:table-cell>
          <table:table-cell office:value-type="float" office:value="423338" calcext:value-type="float">
            <text:p>423338</text:p>
          </table:table-cell>
          <table:table-cell office:value-type="float" office:value="38777" calcext:value-type="float">
            <text:p>38777</text:p>
          </table:table-cell>
          <table:table-cell office:value-type="float" office:value="86.30043" calcext:value-type="float">
            <text:p>86,30</text:p>
          </table:table-cell>
          <table:table-cell office:value-type="float" office:value="6.41617309374703" calcext:value-type="float">
            <text:p>6,42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desCap3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1X</text:p>
          </table:table-cell>
          <table:table-cell table:style-name="ce5" office:value-type="string" calcext:value-type="string">
            <text:p>0%</text:p>
          </table:table-cell>
          <table:table-cell table:style-name="ce2" office:value-type="float" office:value="258846343" calcext:value-type="float">
            <text:p>258846343</text:p>
          </table:table-cell>
          <table:table-cell table:style-name="ce8" office:value-type="float" office:value="16001671" calcext:value-type="float">
            <text:p>16001671</text:p>
          </table:table-cell>
          <table:table-cell table:style-name="ce13" table:formula="of:=[.F24]/[.E24]*100" office:value-type="float" office:value="6.18191890004797" calcext:value-type="float">
            <text:p>6,18</text:p>
          </table:table-cell>
          <table:table-cell table:style-name="ce18" office:value-type="float" office:value="482749" calcext:value-type="float">
            <text:p>482749</text:p>
          </table:table-cell>
          <table:table-cell table:style-name="ce23" office:value-type="float" office:value="39008" calcext:value-type="float">
            <text:p>39008</text:p>
          </table:table-cell>
          <table:table-cell table:style-name="ce28" office:value-type="float" office:value="86.46848" calcext:value-type="float">
            <text:p>86,47</text:p>
          </table:table-cell>
          <table:table-cell table:style-name="ce33" office:value-type="float" office:value="7.61427200762191" calcext:value-type="float">
            <text:p>7,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0%</text:p>
          </table:table-cell>
          <table:table-cell office:value-type="float" office:value="213699173" calcext:value-type="float">
            <text:p>213699173</text:p>
          </table:table-cell>
          <table:table-cell office:value-type="float" office:value="17741861" calcext:value-type="float">
            <text:p>17741861</text:p>
          </table:table-cell>
          <table:table-cell table:formula="of:=[.F25]/[.E25]*100" office:value-type="float" office:value="8.30226001857293" calcext:value-type="float">
            <text:p>8,30</text:p>
          </table:table-cell>
          <table:table-cell office:value-type="float" office:value="737940" calcext:value-type="float">
            <text:p>737940</text:p>
          </table:table-cell>
          <table:table-cell office:value-type="float" office:value="87465" calcext:value-type="float">
            <text:p>87465</text:p>
          </table:table-cell>
          <table:table-cell office:value-type="float" office:value="83.71233" calcext:value-type="float">
            <text:p>83,71</text:p>
          </table:table-cell>
          <table:table-cell office:value-type="float" office:value="13.2484024875115" calcext:value-type="float">
            <text:p>13,25</text:p>
          </table:table-cell>
          <table:table-cell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nicycler</text:p>
          </table:table-cell>
          <table:table-cell table:style-name="ce3" office:value-type="string" calcext:value-type="string">
            <text:p>10X</text:p>
          </table:table-cell>
          <table:table-cell table:style-name="ce3" office:value-type="string" calcext:value-type="string">
            <text:p>5X</text:p>
          </table:table-cell>
          <table:table-cell table:style-name="ce6" office:value-type="string" calcext:value-type="string">
            <text:p>0%</text:p>
          </table:table-cell>
          <table:table-cell table:style-name="ce3" office:value-type="float" office:value="211679873" calcext:value-type="float">
            <text:p>211679873</text:p>
          </table:table-cell>
          <table:table-cell table:style-name="ce9" office:value-type="float" office:value="44223580" calcext:value-type="float">
            <text:p>44223580</text:p>
          </table:table-cell>
          <table:table-cell table:style-name="ce14" table:formula="of:=[.F26]/[.E26]*100" office:value-type="float" office:value="20.8917264420316" calcext:value-type="float">
            <text:p>20,89</text:p>
          </table:table-cell>
          <table:table-cell table:style-name="ce19" office:value-type="float" office:value="1848068" calcext:value-type="float">
            <text:p>1848068</text:p>
          </table:table-cell>
          <table:table-cell table:style-name="ce24" office:value-type="float" office:value="148453" calcext:value-type="float">
            <text:p>148453</text:p>
          </table:table-cell>
          <table:table-cell table:style-name="ce29" office:value-type="float" office:value="72.09999" calcext:value-type="float">
            <text:p>72,10</text:p>
          </table:table-cell>
          <table:table-cell table:style-name="ce34" office:value-type="float" office:value="27.9104716409929" calcext:value-type="float">
            <text:p>27,91</text:p>
          </table:table-cell>
          <table:table-cell table:style-name="ce34" office:value-type="float" office:value="0" calcext:value-type="float">
            <text:p>0,00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float" office:value="210335012" calcext:value-type="float">
            <text:p>210335012</text:p>
          </table:table-cell>
          <table:table-cell office:value-type="float" office:value="14456376" calcext:value-type="float">
            <text:p>14456376</text:p>
          </table:table-cell>
          <table:table-cell table:formula="of:=[.F27]/[.E27]*100" office:value-type="float" office:value="6.87302406886021" calcext:value-type="float">
            <text:p>6,87</text:p>
          </table:table-cell>
          <table:table-cell office:value-type="float" office:value="534238" calcext:value-type="float">
            <text:p>534238</text:p>
          </table:table-cell>
          <table:table-cell office:value-type="float" office:value="53636" calcext:value-type="float">
            <text:p>53636</text:p>
          </table:table-cell>
          <table:table-cell office:value-type="float" office:value="84.73955" calcext:value-type="float">
            <text:p>84,74</text:p>
          </table:table-cell>
          <table:table-cell office:value-type="float" office:value="7.71943209652716" calcext:value-type="float">
            <text:p>7,72</text:p>
          </table:table-cell>
          <table:table-cell office:value-type="float" office:value="0.0131276289845649" calcext:value-type="float">
            <text:p>0,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float" office:value="204919768" calcext:value-type="float">
            <text:p>204919768</text:p>
          </table:table-cell>
          <table:table-cell office:value-type="float" office:value="1670453" calcext:value-type="float">
            <text:p>1670453</text:p>
          </table:table-cell>
          <table:table-cell table:formula="of:=[.F28]/[.E28]*100" office:value-type="float" office:value="0.81517416123563" calcext:value-type="float">
            <text:p>0,82</text:p>
          </table:table-cell>
          <table:table-cell office:value-type="float" office:value="369321" calcext:value-type="float">
            <text:p>369321</text:p>
          </table:table-cell>
          <table:table-cell office:value-type="float" office:value="35107" calcext:value-type="float">
            <text:p>35107</text:p>
          </table:table-cell>
          <table:table-cell office:value-type="float" office:value="89.30327" calcext:value-type="float">
            <text:p>89,30</text:p>
          </table:table-cell>
          <table:table-cell office:value-type="float" office:value="4.05657068810109" calcext:value-type="float">
            <text:p>4,06</text:p>
          </table:table-cell>
          <table:table-cell office:value-type="float" office:value="0.00884492510258942" calcext:value-type="float">
            <text:p>0,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float" office:value="206899547" calcext:value-type="float">
            <text:p>206899547</text:p>
          </table:table-cell>
          <table:table-cell office:value-type="float" office:value="7186550" calcext:value-type="float">
            <text:p>7186550</text:p>
          </table:table-cell>
          <table:table-cell table:formula="of:=[.F29]/[.E29]*100" office:value-type="float" office:value="3.47344888096831" calcext:value-type="float">
            <text:p>3,47</text:p>
          </table:table-cell>
          <table:table-cell office:value-type="float" office:value="490307" calcext:value-type="float">
            <text:p>490307</text:p>
          </table:table-cell>
          <table:table-cell office:value-type="float" office:value="47642" calcext:value-type="float">
            <text:p>47642</text:p>
          </table:table-cell>
          <table:table-cell office:value-type="float" office:value="87.96812" calcext:value-type="float">
            <text:p>87,97</text:p>
          </table:table-cell>
          <table:table-cell office:value-type="float" office:value="6.09049493804045" calcext:value-type="float">
            <text:p>6,09</text:p>
          </table:table-cell>
          <table:table-cell office:value-type="float" office:value="0.0101421198375074" calcext:value-type="float">
            <text:p>0,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float" office:value="209321084" calcext:value-type="float">
            <text:p>209321084</text:p>
          </table:table-cell>
          <table:table-cell office:value-type="float" office:value="9653329" calcext:value-type="float">
            <text:p>9653329</text:p>
          </table:table-cell>
          <table:table-cell table:formula="of:=[.F30]/[.E30]*100" office:value-type="float" office:value="4.61173275789074" calcext:value-type="float">
            <text:p>4,61</text:p>
          </table:table-cell>
          <table:table-cell office:value-type="float" office:value="423183" calcext:value-type="float">
            <text:p>423183</text:p>
          </table:table-cell>
          <table:table-cell office:value-type="float" office:value="48272" calcext:value-type="float">
            <text:p>48272</text:p>
          </table:table-cell>
          <table:table-cell office:value-type="float" office:value="87.53142" calcext:value-type="float">
            <text:p>87,53</text:p>
          </table:table-cell>
          <table:table-cell office:value-type="float" office:value="6.56574199855943" calcext:value-type="float">
            <text:p>6,57</text:p>
          </table:table-cell>
          <table:table-cell office:value-type="float" office:value="0.0129189088281236" calcext:value-type="float">
            <text:p>0,0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nicycler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5%</text:p>
          </table:table-cell>
          <table:table-cell table:style-name="ce2" office:value-type="float" office:value="209448198" calcext:value-type="float">
            <text:p>209448198</text:p>
          </table:table-cell>
          <table:table-cell table:style-name="ce8" office:value-type="float" office:value="27524025" calcext:value-type="float">
            <text:p>27524025</text:p>
          </table:table-cell>
          <table:table-cell table:style-name="ce13" table:formula="of:=[.F31]/[.E31]*100" office:value-type="float" office:value="13.1412087871007" calcext:value-type="float">
            <text:p>13,14</text:p>
          </table:table-cell>
          <table:table-cell table:style-name="ce18" office:value-type="float" office:value="752099" calcext:value-type="float">
            <text:p>752099</text:p>
          </table:table-cell>
          <table:table-cell table:style-name="ce23" office:value-type="float" office:value="86673" calcext:value-type="float">
            <text:p>86673</text:p>
          </table:table-cell>
          <table:table-cell table:style-name="ce28" office:value-type="float" office:value="78.63196" calcext:value-type="float">
            <text:p>78,63</text:p>
          </table:table-cell>
          <table:table-cell table:style-name="ce33" office:value-type="float" office:value="13.2911316463947" calcext:value-type="float">
            <text:p>13,29</text:p>
          </table:table-cell>
          <table:table-cell table:style-name="ce33" office:value-type="float" office:value="0.00423875692642627" calcext:value-type="float">
            <text:p>0,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float" office:value="210362788" calcext:value-type="float">
            <text:p>210362788</text:p>
          </table:table-cell>
          <table:table-cell office:value-type="float" office:value="14176203" calcext:value-type="float">
            <text:p>14176203</text:p>
          </table:table-cell>
          <table:table-cell table:formula="of:=[.F32]/[.E32]*100" office:value-type="float" office:value="6.73893093677766" calcext:value-type="float">
            <text:p>6,74</text:p>
          </table:table-cell>
          <table:table-cell office:value-type="float" office:value="534238" calcext:value-type="float">
            <text:p>534238</text:p>
          </table:table-cell>
          <table:table-cell office:value-type="float" office:value="52433" calcext:value-type="float">
            <text:p>52433</text:p>
          </table:table-cell>
          <table:table-cell office:value-type="float" office:value="84.91674" calcext:value-type="float">
            <text:p>84,92</text:p>
          </table:table-cell>
          <table:table-cell office:value-type="float" office:value="7.58833340157734" calcext:value-type="float">
            <text:p>7,59</text:p>
          </table:table-cell>
          <table:table-cell office:value-type="float" office:value="0.0715573326590443" calcext:value-type="float">
            <text:p>0,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float" office:value="204981148" calcext:value-type="float">
            <text:p>204981148</text:p>
          </table:table-cell>
          <table:table-cell office:value-type="float" office:value="1581307" calcext:value-type="float">
            <text:p>1581307</text:p>
          </table:table-cell>
          <table:table-cell table:formula="of:=[.F33]/[.E33]*100" office:value-type="float" office:value="0.771440210687082" calcext:value-type="float">
            <text:p>0,77</text:p>
          </table:table-cell>
          <table:table-cell office:value-type="float" office:value="369321" calcext:value-type="float">
            <text:p>369321</text:p>
          </table:table-cell>
          <table:table-cell office:value-type="float" office:value="35061" calcext:value-type="float">
            <text:p>35061</text:p>
          </table:table-cell>
          <table:table-cell office:value-type="float" office:value="89.35064" calcext:value-type="float">
            <text:p>89,35</text:p>
          </table:table-cell>
          <table:table-cell office:value-type="float" office:value="4.05834060613057" calcext:value-type="float">
            <text:p>4,06</text:p>
          </table:table-cell>
          <table:table-cell office:value-type="float" office:value="0.0391592108753338" calcext:value-type="float">
            <text:p>0,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float" office:value="206970669" calcext:value-type="float">
            <text:p>206970669</text:p>
          </table:table-cell>
          <table:table-cell office:value-type="float" office:value="7003163" calcext:value-type="float">
            <text:p>7003163</text:p>
          </table:table-cell>
          <table:table-cell table:formula="of:=[.F34]/[.E34]*100" office:value-type="float" office:value="3.3836499798916" calcext:value-type="float">
            <text:p>3,38</text:p>
          </table:table-cell>
          <table:table-cell office:value-type="float" office:value="423338" calcext:value-type="float">
            <text:p>423338</text:p>
          </table:table-cell>
          <table:table-cell office:value-type="float" office:value="47486" calcext:value-type="float">
            <text:p>47486</text:p>
          </table:table-cell>
          <table:table-cell office:value-type="float" office:value="88.05127" calcext:value-type="float">
            <text:p>88,05</text:p>
          </table:table-cell>
          <table:table-cell office:value-type="float" office:value="6.06606669948931" calcext:value-type="float">
            <text:p>6,07</text:p>
          </table:table-cell>
          <table:table-cell office:value-type="float" office:value="0.0437487110794429" calcext:value-type="float">
            <text:p>0,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float" office:value="209468807" calcext:value-type="float">
            <text:p>209468807</text:p>
          </table:table-cell>
          <table:table-cell office:value-type="float" office:value="9473070" calcext:value-type="float">
            <text:p>9473070</text:p>
          </table:table-cell>
          <table:table-cell table:formula="of:=[.F35]/[.E35]*100" office:value-type="float" office:value="4.52242514562085" calcext:value-type="float">
            <text:p>4,52</text:p>
          </table:table-cell>
          <table:table-cell office:value-type="float" office:value="423183" calcext:value-type="float">
            <text:p>423183</text:p>
          </table:table-cell>
          <table:table-cell office:value-type="float" office:value="48075" calcext:value-type="float">
            <text:p>48075</text:p>
          </table:table-cell>
          <table:table-cell office:value-type="float" office:value="87.59036" calcext:value-type="float">
            <text:p>87,59</text:p>
          </table:table-cell>
          <table:table-cell office:value-type="float" office:value="6.55817170773113" calcext:value-type="float">
            <text:p>6,56</text:p>
          </table:table-cell>
          <table:table-cell office:value-type="float" office:value="0.0710320558611861" calcext:value-type="float">
            <text:p>0,0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nicycler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10%</text:p>
          </table:table-cell>
          <table:table-cell table:style-name="ce2" office:value-type="float" office:value="209513583" calcext:value-type="float">
            <text:p>209513583</text:p>
          </table:table-cell>
          <table:table-cell table:style-name="ce8" office:value-type="float" office:value="27536588" calcext:value-type="float">
            <text:p>27536588</text:p>
          </table:table-cell>
          <table:table-cell table:style-name="ce13" table:formula="of:=[.F36]/[.E36]*100" office:value-type="float" office:value="13.1431039485397" calcext:value-type="float">
            <text:p>13,14</text:p>
          </table:table-cell>
          <table:table-cell table:style-name="ce18" office:value-type="float" office:value="752099" calcext:value-type="float">
            <text:p>752099</text:p>
          </table:table-cell>
          <table:table-cell table:style-name="ce23" office:value-type="float" office:value="87032" calcext:value-type="float">
            <text:p>87032</text:p>
          </table:table-cell>
          <table:table-cell table:style-name="ce28" office:value-type="float" office:value="78.63903" calcext:value-type="float">
            <text:p>78,64</text:p>
          </table:table-cell>
          <table:table-cell table:style-name="ce33" office:value-type="float" office:value="13.2911316463947" calcext:value-type="float">
            <text:p>13,29</text:p>
          </table:table-cell>
          <table:table-cell table:style-name="ce33" office:value-type="float" office:value="0.0276392581191263" calcext:value-type="float">
            <text:p>0,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%</text:p>
          </table:table-cell>
          <table:table-cell office:value-type="float" office:value="211094213" calcext:value-type="float">
            <text:p>211094213</text:p>
          </table:table-cell>
          <table:table-cell office:value-type="float" office:value="13577116" calcext:value-type="float">
            <text:p>13577116</text:p>
          </table:table-cell>
          <table:table-cell table:formula="of:=[.F37]/[.E37]*100" office:value-type="float" office:value="6.43178029707522" calcext:value-type="float">
            <text:p>6,43</text:p>
          </table:table-cell>
          <table:table-cell office:value-type="float" office:value="483641" calcext:value-type="float">
            <text:p>483641</text:p>
          </table:table-cell>
          <table:table-cell office:value-type="float" office:value="51623" calcext:value-type="float">
            <text:p>51623</text:p>
          </table:table-cell>
          <table:table-cell office:value-type="float" office:value="85.06108" calcext:value-type="float">
            <text:p>85,06</text:p>
          </table:table-cell>
          <table:table-cell office:value-type="float" office:value="7.25694032015723" calcext:value-type="float">
            <text:p>7,26</text:p>
          </table:table-cell>
          <table:table-cell office:value-type="float" office:value="0.565460787880528" calcext:value-type="float">
            <text:p>0,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%</text:p>
          </table:table-cell>
          <table:table-cell office:value-type="float" office:value="205323582" calcext:value-type="float">
            <text:p>205323582</text:p>
          </table:table-cell>
          <table:table-cell office:value-type="float" office:value="1618304" calcext:value-type="float">
            <text:p>1618304</text:p>
          </table:table-cell>
          <table:table-cell table:formula="of:=[.F38]/[.E38]*100" office:value-type="float" office:value="0.788172495451594" calcext:value-type="float">
            <text:p>0,79</text:p>
          </table:table-cell>
          <table:table-cell office:value-type="float" office:value="369321" calcext:value-type="float">
            <text:p>369321</text:p>
          </table:table-cell>
          <table:table-cell office:value-type="float" office:value="34921" calcext:value-type="float">
            <text:p>34921</text:p>
          </table:table-cell>
          <table:table-cell office:value-type="float" office:value="89.3084" calcext:value-type="float">
            <text:p>89,31</text:p>
          </table:table-cell>
          <table:table-cell office:value-type="float" office:value="4.10341775463906" calcext:value-type="float">
            <text:p>4,10</text:p>
          </table:table-cell>
          <table:table-cell office:value-type="float" office:value="0.206830601659774" calcext:value-type="float">
            <text:p>0,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%</text:p>
          </table:table-cell>
          <table:table-cell office:value-type="float" office:value="207330588" calcext:value-type="float">
            <text:p>207330588</text:p>
          </table:table-cell>
          <table:table-cell office:value-type="float" office:value="6911208" calcext:value-type="float">
            <text:p>6911208</text:p>
          </table:table-cell>
          <table:table-cell table:formula="of:=[.F39]/[.E39]*100" office:value-type="float" office:value="3.33342420270375" calcext:value-type="float">
            <text:p>3,33</text:p>
          </table:table-cell>
          <table:table-cell office:value-type="float" office:value="490307" calcext:value-type="float">
            <text:p>490307</text:p>
          </table:table-cell>
          <table:table-cell office:value-type="float" office:value="46983" calcext:value-type="float">
            <text:p>46983</text:p>
          </table:table-cell>
          <table:table-cell office:value-type="float" office:value="88.09015" calcext:value-type="float">
            <text:p>88,09</text:p>
          </table:table-cell>
          <table:table-cell office:value-type="float" office:value="6.06606669948931" calcext:value-type="float">
            <text:p>6,07</text:p>
          </table:table-cell>
          <table:table-cell office:value-type="float" office:value="0.211647979313115" calcext:value-type="float">
            <text:p>0,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%</text:p>
          </table:table-cell>
          <table:table-cell office:value-type="float" office:value="210561986" calcext:value-type="float">
            <text:p>210561986</text:p>
          </table:table-cell>
          <table:table-cell office:value-type="float" office:value="9273383" calcext:value-type="float">
            <text:p>9273383</text:p>
          </table:table-cell>
          <table:table-cell table:formula="of:=[.F40]/[.E40]*100" office:value-type="float" office:value="4.40411072110614" calcext:value-type="float">
            <text:p>4,40</text:p>
          </table:table-cell>
          <table:table-cell office:value-type="float" office:value="482749" calcext:value-type="float">
            <text:p>482749</text:p>
          </table:table-cell>
          <table:table-cell office:value-type="float" office:value="48199" calcext:value-type="float">
            <text:p>48199</text:p>
          </table:table-cell>
          <table:table-cell office:value-type="float" office:value="87.67425" calcext:value-type="float">
            <text:p>87,67</text:p>
          </table:table-cell>
          <table:table-cell office:value-type="float" office:value="6.5599769278428" calcext:value-type="float">
            <text:p>6,56</text:p>
          </table:table-cell>
          <table:table-cell office:value-type="float" office:value="0.567422459626687" calcext:value-type="float">
            <text:p>0,5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nicycler</text:p>
          </table:table-cell>
          <table:table-cell table:style-name="ce3" office:value-type="string" calcext:value-type="string">
            <text:p>10X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20%</text:p>
          </table:table-cell>
          <table:table-cell table:style-name="ce3" office:value-type="float" office:value="209671215" calcext:value-type="float">
            <text:p>209671215</text:p>
          </table:table-cell>
          <table:table-cell table:style-name="ce9" office:value-type="float" office:value="26008378" calcext:value-type="float">
            <text:p>26008378</text:p>
          </table:table-cell>
          <table:table-cell table:style-name="ce14" table:formula="of:=[.F41]/[.E41]*100" office:value-type="float" office:value="12.404362706631" calcext:value-type="float">
            <text:p>12,40</text:p>
          </table:table-cell>
          <table:table-cell table:style-name="ce19" office:value-type="float" office:value="752099" calcext:value-type="float">
            <text:p>752099</text:p>
          </table:table-cell>
          <table:table-cell table:style-name="ce24" office:value-type="float" office:value="86648" calcext:value-type="float">
            <text:p>86648</text:p>
          </table:table-cell>
          <table:table-cell table:style-name="ce29" office:value-type="float" office:value="79.37622" calcext:value-type="float">
            <text:p>79,38</text:p>
          </table:table-cell>
          <table:table-cell table:style-name="ce34" office:value-type="float" office:value="13.428720709386" calcext:value-type="float">
            <text:p>13,43</text:p>
          </table:table-cell>
          <table:table-cell table:style-name="ce34" office:value-type="float" office:value="0.13499897923518" calcext:value-type="float">
            <text:p>0,13</text:p>
          </table:table-cell>
          <table:table-cell table:style-name="ce3"/>
          <table:table-cell table:number-columns-repeated="1011"/>
        </table:table-row>
        <calcext:conditional-formats>
          <calcext:conditional-format calcext:target-range-address="assemblies_stats_all.F27:assemblies_stats_all.F41 assemblies_stats_all.F19:assemblies_stats_all.F26 assemblies_stats_all.F2:assemblies_stats_all.F16">
            <calcext:color-scale>
              <calcext:color-scale-entry calcext:value="0" calcext:type="minimum" calcext:color="#2e5dd3"/>
              <calcext:color-scale-entry calcext:value="=MEDIAN([.F2:.F41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G27:assemblies_stats_all.G41 assemblies_stats_all.G19:assemblies_stats_all.G26 assemblies_stats_all.G2:assemblies_stats_all.G16">
            <calcext:color-scale>
              <calcext:color-scale-entry calcext:value="0" calcext:type="minimum" calcext:color="#2e5dd3"/>
              <calcext:color-scale-entry calcext:value="=MEDIAN([.G2:.G41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H27:assemblies_stats_all.H41 assemblies_stats_all.H19:assemblies_stats_all.H26 assemblies_stats_all.H2:assemblies_stats_all.H16">
            <calcext:color-scale>
              <calcext:color-scale-entry calcext:value="0" calcext:type="minimum" calcext:color="#ff0000"/>
              <calcext:color-scale-entry calcext:value="=MEDIAN([.H2:.H41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I27:assemblies_stats_all.I41 assemblies_stats_all.I19:assemblies_stats_all.I26 assemblies_stats_all.I2:assemblies_stats_all.I16">
            <calcext:color-scale>
              <calcext:color-scale-entry calcext:value="0" calcext:type="minimum" calcext:color="#ff0000"/>
              <calcext:color-scale-entry calcext:value="=MEDIAN([.I2:.I41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J27:assemblies_stats_all.J41 assemblies_stats_all.J19:assemblies_stats_all.J26 assemblies_stats_all.J2:assemblies_stats_all.J16">
            <calcext:color-scale>
              <calcext:color-scale-entry calcext:value="0" calcext:type="minimum" calcext:color="#ff0000"/>
              <calcext:color-scale-entry calcext:value="=MEDIAN([.J2:.J41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F17:assemblies_stats_all.F18">
            <calcext:color-scale>
              <calcext:color-scale-entry calcext:value="0" calcext:type="minimum" calcext:color="#2e5dd3"/>
              <calcext:color-scale-entry calcext:value="=MEDIAN([.F2:.F39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G17:assemblies_stats_all.G18">
            <calcext:color-scale>
              <calcext:color-scale-entry calcext:value="0" calcext:type="minimum" calcext:color="#2e5dd3"/>
              <calcext:color-scale-entry calcext:value="=MEDIAN([.G2:.G39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H17:assemblies_stats_all.H18">
            <calcext:color-scale>
              <calcext:color-scale-entry calcext:value="0" calcext:type="minimum" calcext:color="#ff0000"/>
              <calcext:color-scale-entry calcext:value="=MEDIAN([.H2:.H39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I17:assemblies_stats_all.I18">
            <calcext:color-scale>
              <calcext:color-scale-entry calcext:value="0" calcext:type="minimum" calcext:color="#ff0000"/>
              <calcext:color-scale-entry calcext:value="=MEDIAN([.I2:.I39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J17:assemblies_stats_all.J18">
            <calcext:color-scale>
              <calcext:color-scale-entry calcext:value="0" calcext:type="minimum" calcext:color="#ff0000"/>
              <calcext:color-scale-entry calcext:value="=MEDIAN([.J2:.J39])" calcext:type="formula" calcext:color="#ffffff"/>
              <calcext:color-scale-entry calcext:value="0" calcext:type="maximum" calcext:color="#2e5d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7:12:26.699773245</dc:date>
    <meta:editing-duration>PT11M53S</meta:editing-duration>
    <meta:editing-cycles>2</meta:editing-cycles>
    <meta:generator>LibreOffice/6.1.5.2$MacOSX_X86_64 LibreOffice_project/90f8dcf33c87b3705e78202e3df5142b201bd805</meta:generator>
    <meta:document-statistic meta:table-count="1" meta:cell-count="492" meta:object-count="0"/>
  </office:meta>
</office:document-meta>
</file>